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76ff" officeooo:paragraph-rsid="001676ff"/>
    </style:style>
    <style:style style:name="P2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1676ff" officeooo:paragraph-rsid="001676ff" style:font-weight-asian="bold" style:font-weight-complex="bold"/>
    </style:style>
    <style:style style:name="P3" style:family="paragraph" style:parent-style-name="Standard">
      <style:text-properties style:text-underline-style="none" officeooo:rsid="001f42ec" officeooo:paragraph-rsid="0020dc2e"/>
    </style:style>
    <style:style style:name="P4" style:family="paragraph" style:parent-style-name="Standard">
      <style:text-properties officeooo:paragraph-rsid="001676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676ff"/>
    </style:style>
    <style:style style:name="T3" style:family="text">
      <style:text-properties style:text-underline-style="none" officeooo:rsid="001f42ec"/>
    </style:style>
    <style:style style:name="T4" style:family="text">
      <style:text-properties style:text-underline-style="none" officeooo:rsid="0020dc2e"/>
    </style:style>
    <style:style style:name="T5" style:family="text">
      <style:text-properties style:text-underline-style="none" officeooo:rsid="00267b2d"/>
    </style:style>
    <style:style style:name="T6" style:family="text">
      <style:text-properties style:text-underline-style="none" officeooo:rsid="00267b2d" loext:padding="0cm" loext:border="none"/>
    </style:style>
    <style:style style:name="T7" style:family="text">
      <style:text-properties style:text-underline-style="none" officeooo:rsid="001676ff"/>
    </style:style>
    <style:style style:name="T8" style:family="text">
      <style:text-properties officeooo:rsid="0020dc2e"/>
    </style:style>
    <style:style style:name="T9" style:family="text">
      <style:text-properties officeooo:rsid="00217616"/>
    </style:style>
    <style:style style:name="T10" style:family="text">
      <style:text-properties officeooo:rsid="0024c5a3"/>
    </style:style>
    <style:style style:name="T11" style:family="text">
      <style:text-properties officeooo:rsid="00265c1b"/>
    </style:style>
    <style:style style:name="T12" style:family="text">
      <style:text-properties officeooo:rsid="00267b2d"/>
    </style:style>
    <style:style style:name="T13" style:family="text">
      <style:text-properties loext:padding="0cm" loext:border="none"/>
    </style:style>
    <style:style style:name="T14" style:family="text">
      <style:text-properties officeooo:rsid="0026d23b"/>
    </style:style>
    <style:style style:name="T15" style:family="text">
      <style:text-properties officeooo:rsid="002879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é du <text:span text:style-name="T9">1</text:span><text:span text:style-name="T11">4</text:span>/05/2024 de <text:span text:style-name="T11">8h30</text:span><text:span text:style-name="T8"> </text:span>à <text:span text:style-name="T11">11</text:span><text:span text:style-name="T9">h</text:span><text:span text:style-name="T11">30</text:span>:</text:p>
      <text:p text:style-name="P1"/>
      <text:p text:style-name="P1"><text:span text:style-name="T1">Personnes présentes physiquement </text:span>: Romain LAMBERT</text:p>
      <text:p text:style-name="P1"><text:tab/><text:tab/><text:tab/><text:tab/><text:tab/>Alexis COCQUEREL</text:p>
      <text:p text:style-name="P1"><text:tab/><text:tab/><text:tab/><text:tab/><text:tab/>Romain SIAME</text:p>
      <text:p text:style-name="P1"/>
      <text:p text:style-name="P1"/>
      <text:p text:style-name="P4"><text:span text:style-name="T2">tâche réalisée:</text:span><text:span text:style-name="T7"> </text:span><text:span text:style-name="T3">Alexis : </text:span><text:span text:style-name="T4">continue de</text:span><text:span text:style-name="T3"> travaille</text:span><text:span text:style-name="T4">r</text:span><text:span text:style-name="T3"> sur la vue de l’application 1 </text:span><text:span text:style-name="T5">(</text:span><text:span text:style-name="T13">Réorganisation du code selon l'architecture MVC + Modifications de QDialog</text:span><text:span text:style-name="T6">)</text:span></text:p>
      <text:p text:style-name="P3"><text:tab/><text:tab/>Romain L : <text:span text:style-name="T8">continue de</text:span> travaille<text:span text:style-name="T8">r</text:span> sur le modèle de l’application 1 <text:span text:style-name="T10">(</text:span><text:span text:style-name="T12">à commencer le contrôleur et modifier quelques problèmes dans le modèle</text:span><text:span text:style-name="T10">)</text:span></text:p>
      <text:p text:style-name="P3"><text:tab/><text:tab/>Romain S : <text:span text:style-name="T8">continue de</text:span> travaille<text:span text:style-name="T8">r</text:span> sur la vue de l’application 2<text:span text:style-name="T10">(</text:span><text:span text:style-name="T14">programmation type MVC du appli </text:span><text:span text:style-name="T15">+ fini de programmer pour l’image</text:span><text:span text:style-name="T10">)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14:39:26.217000000</meta:creation-date>
    <dc:date>2024-05-14T11:34:22.627000000</dc:date>
    <meta:editing-duration>PT2H28M48S</meta:editing-duration>
    <meta:editing-cycles>15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7" meta:word-count="85" meta:character-count="549" meta:non-whitespace-character-count="457"/>
  </office:meta>
</office:document-meta>
</file>